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twixtTransformer.endElement( String uri , String name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twixt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twixtTransformer.normalize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twixtTransformer.process( String command , Attributes att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BetwixtTransformer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twixt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twixtTransformer.includeBean( String name , Object bean , String ele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BetwixtTransformer.characters( char [ ] ch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twixtTransformer.startElement(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